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D95000008E4C83913B6.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139cm" table:align="left"/>
    </style:style>
    <style:style style:name="Table1.A" style:family="table-column">
      <style:table-column-properties style:column-width="3.764cm"/>
    </style:style>
    <style:style style:name="Table1.B" style:family="table-column">
      <style:table-column-properties style:column-width="2.046cm"/>
    </style:style>
    <style:style style:name="Table1.C" style:family="table-column">
      <style:table-column-properties style:column-width="5.877cm"/>
    </style:style>
    <style:style style:name="Table1.D" style:family="table-column">
      <style:table-column-properties style:column-width="3.452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paragraph-properties fo:margin-top="0cm" fo:margin-bottom="0.499cm"/>
    </style:style>
    <style:style style:name="P3" style:family="paragraph" style:parent-style-name="Standard">
      <style:text-properties style:font-name="Courier New"/>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color="#008000" style:font-name="Courier New" fo:font-size="10pt" style:font-size-asian="10pt" style:font-size-complex="10pt"/>
    </style:style>
    <style:style style:name="P9" style:family="paragraph" style:parent-style-name="Standard">
      <style:paragraph-properties fo:margin-top="0cm" fo:margin-bottom="0.499cm"/>
    </style:style>
    <style:style style:name="P10" style:family="paragraph" style:parent-style-name="Preformatted_20_Text">
      <style:text-properties fo:background-color="#ffff00"/>
    </style:style>
    <style:style style:name="P11" style:family="paragraph" style:parent-style-name="Preformatted_20_Text">
      <style:paragraph-properties fo:margin-top="0cm" fo:margin-bottom="0.499cm"/>
    </style:style>
    <style:style style:name="P12" style:family="paragraph" style:parent-style-name="Preformatted_20_Text">
      <style:paragraph-properties fo:margin-top="0cm" fo:margin-bottom="0.499cm" fo:text-align="start" style:justify-single-word="false"/>
    </style:style>
    <style:style style:name="P13" style:family="paragraph" style:parent-style-name="Preformatted_20_Text">
      <style:paragraph-properties fo:margin-top="0cm" fo:margin-bottom="0.499cm"/>
      <style:text-properties style:font-name="Courier New" fo:font-size="10pt" style:font-size-asian="10pt" style:font-size-complex="10pt"/>
    </style:style>
    <style:style style:name="P14" style:family="paragraph" style:parent-style-name="Preformatted_20_Text">
      <style:paragraph-properties fo:margin-top="0cm" fo:margin-bottom="0.499cm"/>
      <style:text-properties fo:background-color="#ffff00"/>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fo:background-color="#eeeeee"/>
    </style:style>
    <style:style style:name="P17" style:family="paragraph" style:parent-style-name="Text_20_body">
      <style:text-properties style:font-name="Courier New" fo:font-size="10pt" style:font-size-asian="10pt" style:font-size-complex="10pt"/>
    </style:style>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paragraph-properties fo:margin-top="0cm" fo:margin-bottom="0cm"/>
    </style:style>
    <style:style style:name="P20" style:family="paragraph" style:parent-style-name="Text_20_body">
      <style:paragraph-properties fo:margin-top="0cm" fo:margin-bottom="0cm" fo:text-align="start" style:justify-single-word="false"/>
    </style:style>
    <style:style style:name="P21" style:family="paragraph" style:parent-style-name="Text_20_body">
      <style:paragraph-properties fo:margin-top="0cm" fo:margin-bottom="0cm"/>
      <style:text-properties fo:background-color="#eeeee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fo:font-style="italic" style:font-style-asian="italic" style:font-style-complex="italic"/>
    </style:style>
    <style:style style:name="T4" style:family="text">
      <style:text-properties fo:background-color="#ffff00"/>
    </style:style>
    <style:style style:name="T5" style:family="text">
      <style:text-properties fo:color="#008000"/>
    </style:style>
    <style:style style:name="T6" style:family="text">
      <style:text-properties fo:background-color="#00ffff"/>
    </style:style>
    <style:style style:name="T7" style:family="text">
      <style:text-properties fo:background-color="transparent"/>
    </style:style>
    <style:style style:name="T8"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super 58%"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1: More <text:span text:style-name="T1">str</text:span> Operators </text:p>
      <text:p text:style-name="Standard">&gt; already covered adding strings, and multiplying string by int to repeat the string</text:p>
      <text:p text:style-name="P5">- String Comparisons </text:p>
      <text:p text:style-name="Standard">- The equality and inequlity operators can be applied to strings:</text:p>
      <text:p text:style-name="Standard"><text:tab/><text:span text:style-name="T2">&gt;&gt;&gt; 'a' == 'a'</text:span></text:p>
      <text:p text:style-name="P4"><text:tab/>True</text:p>
      <text:p text:style-name="P4"><text:tab/>&gt;&gt;&gt; 'ant' == 'ace'</text:p>
      <text:p text:style-name="P4"><text:tab/>False</text:p>
      <text:p text:style-name="P4"><text:tab/>&gt;&gt;&gt; 'a' == 'b'</text:p>
      <text:p text:style-name="P4"><text:tab/>False</text:p>
      <text:p text:style-name="P4"><text:tab/>&gt;&gt;&gt; 'a' != 'b'</text:p>
      <text:p text:style-name="P4"><text:tab/>True</text:p>
      <text:p text:style-name="Standard">- We can compare two strings for their <text:span text:style-name="T4">dictionary order,</text:span> comparing them letter by letter:</text:p>
      <text:p text:style-name="Standard"><text:tab/><text:span text:style-name="T2">&gt;&gt;&gt; 'abracadabra' &lt; 'ace'</text:span></text:p>
      <text:p text:style-name="P4"><text:tab/>True</text:p>
      <text:p text:style-name="P4"><text:tab/>&gt;&gt;&gt; 'abracadabra' &gt; 'ace'</text:p>
      <text:p text:style-name="P4"><text:tab/>False</text:p>
      <text:p text:style-name="P4"><text:tab/>&gt;&gt;&gt; 'a' &lt;= 'a'</text:p>
      <text:p text:style-name="P4"><text:tab/>True</text:p>
      <text:p text:style-name="P4"><text:tab/>&gt;&gt;&gt; 'A' &lt; 'B'</text:p>
      <text:p text:style-name="P4"><text:tab/>True</text:p>
      <text:p text:style-name="Standard">- Capitalization matters, and capital letters are less than lowercase letters: </text:p>
      <text:p text:style-name="Standard"><text:tab/><text:span text:style-name="T2">&gt;&gt;&gt; 'a' != 'A'</text:span></text:p>
      <text:p text:style-name="P4"><text:tab/>True</text:p>
      <text:p text:style-name="P4"><text:tab/>&gt;&gt;&gt; 'a' &lt; 'A'</text:p>
      <text:p text:style-name="P4"><text:tab/>False</text:p>
      <text:p text:style-name="P4"><text:tab/>Every letter can be compared: </text:p>
      <text:p text:style-name="P4"><text:tab/>&gt;&gt;&gt; ',' &lt; '3'</text:p>
      <text:p text:style-name="P4"><text:tab/>True</text:p>
      <text:p text:style-name="Standard">- We can compare a string and an integer for equality: </text:p>
      <text:p text:style-name="Standard"><text:tab/><text:span text:style-name="T2">&gt;&gt;&gt; 's' == 3</text:span></text:p>
      <text:p text:style-name="P4"><text:tab/>False</text:p>
      <text:p text:style-name="P6">- We can't compare values of two different types for <text:span text:style-name="T4">ordering</text:span>: </text:p>
      <text:p text:style-name="P4"><text:tab/>&gt;&gt;&gt; 's' &lt;= 3</text:p>
      <text:p text:style-name="P4"><text:tab/>Traceback (most recent call last):</text:p>
      <text:p text:style-name="P4"><text:s/><text:tab/>File "", line 1, in </text:p>
      <text:p text:style-name="P4"><text:tab/>TypeError: <text:span text:style-name="T4">unorderable</text:span> types: str() &lt;= int()</text:p>
      <text:p text:style-name="Standard"/>
      <text:p text:style-name="Standard"><text:span text:style-name="T3">- Testing For Substrings</text:span> </text:p>
      <text:p text:style-name="Standard">- The operator in checks whether a string appears anywhere inside another one (that is, whether a <text:tab/><text:span text:style-name="T1">string is a substring of another). </text:span></text:p>
      <text:p text:style-name="P3"><text:tab/>&gt;&gt;&gt; 'c' in 'aeiou'</text:p>
      <text:p text:style-name="P3"><text:tab/>False</text:p>
      <text:p text:style-name="P3"><text:tab/>&gt;&gt;&gt; 'cad' in 'abracadabra'</text:p>
      <text:p text:style-name="P3"><text:tab/>True</text:p>
      <text:p text:style-name="P3"><text:tab/>&gt;&gt;&gt; 'zoo' in 'ooze'</text:p>
      <text:p text:style-name="P3"><text:tab/>False<office:annotation><dc:creator>Unknown Author</dc:creator><dc:date>2012-10-13T11:57:03.42</dc:date><text:p text:style-name="P22"><text:span text:style-name="T8">The empty string is in all strings and in itself</text:span></text:p></office:annotation></text:p>
      <text:p text:style-name="P5">- String length: function <text:span text:style-name="T1">len</text:span> </text:p>
      <text:p text:style-name="Standard">- The built-in function <text:span text:style-name="T1">len</text:span> returns the number of characters in a string: </text:p>
      <text:p text:style-name="Standard"><text:tab/><text:span text:style-name="T2">&gt;&gt;&gt; len('')</text:span></text:p>
      <text:p text:style-name="P4"><text:tab/>0</text:p>
      <text:p text:style-name="P4"><text:tab/>&gt;&gt;&gt; len('abracadabra')</text:p>
      <text:p text:style-name="P4"><text:tab/>11</text:p>
      <text:p text:style-name="P4"><text:tab/>&gt;&gt;&gt; len('Bwa' + 'ha' * 10)</text:p>
      <text:p text:style-name="P4"><text:tab/>23</text:p>
      <text:p text:style-name="Standard">Summary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Description </text:p>
          </table:table-cell>
          <table:table-cell table:style-name="Table1.A1" office:value-type="string">
            <text:p text:style-name="Standard">Operator </text:p>
          </table:table-cell>
          <table:table-cell table:style-name="Table1.A1" office:value-type="string">
            <text:p text:style-name="Standard">Example </text:p>
          </table:table-cell>
          <table:table-cell table:style-name="Table1.D1" office:value-type="string">
            <text:p text:style-name="Standard">Result of example </text:p>
          </table:table-cell>
        </table:table-row>
        <text:soft-page-break/>
        <table:table-row>
          <table:table-cell table:style-name="Table1.A2" office:value-type="string">
            <text:p text:style-name="Standard">equality</text:p>
          </table:table-cell>
          <table:table-cell table:style-name="Table1.A2" office:value-type="string">
            <text:p text:style-name="Standard">== </text:p>
          </table:table-cell>
          <table:table-cell table:style-name="Table1.A2" office:value-type="string">
            <text:p text:style-name="Standard">'cat' == 'cat'</text:p>
          </table:table-cell>
          <table:table-cell table:style-name="Table1.D2" office:value-type="string">
            <text:p text:style-name="Standard">True</text:p>
          </table:table-cell>
        </table:table-row>
        <table:table-row>
          <table:table-cell table:style-name="Table1.A2" office:value-type="string">
            <text:p text:style-name="Standard">inequality</text:p>
          </table:table-cell>
          <table:table-cell table:style-name="Table1.A2" office:value-type="string">
            <text:p text:style-name="Standard">!= </text:p>
          </table:table-cell>
          <table:table-cell table:style-name="Table1.A2" office:value-type="string">
            <text:p text:style-name="Standard">'cat' != 'Cat'</text:p>
          </table:table-cell>
          <table:table-cell table:style-name="Table1.D2" office:value-type="string">
            <text:p text:style-name="Standard">True</text:p>
          </table:table-cell>
        </table:table-row>
        <table:table-row>
          <table:table-cell table:style-name="Table1.A2" office:value-type="string">
            <text:p text:style-name="Standard">less than</text:p>
          </table:table-cell>
          <table:table-cell table:style-name="Table1.A2" office:value-type="string">
            <text:p text:style-name="Standard">&lt; </text:p>
          </table:table-cell>
          <table:table-cell table:style-name="Table1.A2" office:value-type="string">
            <text:p text:style-name="Standard">'A' &lt; 'a' </text:p>
          </table:table-cell>
          <table:table-cell table:style-name="Table1.D2" office:value-type="string">
            <text:p text:style-name="Standard">True</text:p>
          </table:table-cell>
        </table:table-row>
        <table:table-row>
          <table:table-cell table:style-name="Table1.A2" office:value-type="string">
            <text:p text:style-name="Standard">greater than</text:p>
          </table:table-cell>
          <table:table-cell table:style-name="Table1.A2" office:value-type="string">
            <text:p text:style-name="Standard">&gt; </text:p>
          </table:table-cell>
          <table:table-cell table:style-name="Table1.A2" office:value-type="string">
            <text:p text:style-name="Standard">'a' &gt; 'A'</text:p>
          </table:table-cell>
          <table:table-cell table:style-name="Table1.D2" office:value-type="string">
            <text:p text:style-name="Standard">True</text:p>
          </table:table-cell>
        </table:table-row>
        <table:table-row>
          <table:table-cell table:style-name="Table1.A2" office:value-type="string">
            <text:p text:style-name="Standard">less than or equal </text:p>
          </table:table-cell>
          <table:table-cell table:style-name="Table1.A2" office:value-type="string">
            <text:p text:style-name="Standard">&lt;= </text:p>
          </table:table-cell>
          <table:table-cell table:style-name="Table1.A2" office:value-type="string">
            <text:p text:style-name="Standard">'a' &lt;= 'a'</text:p>
          </table:table-cell>
          <table:table-cell table:style-name="Table1.D2" office:value-type="string">
            <text:p text:style-name="Standard">True</text:p>
          </table:table-cell>
        </table:table-row>
        <table:table-row>
          <table:table-cell table:style-name="Table1.A2" office:value-type="string">
            <text:p text:style-name="Standard">greater than or equal </text:p>
          </table:table-cell>
          <table:table-cell table:style-name="Table1.A2" office:value-type="string">
            <text:p text:style-name="Standard">&gt;= </text:p>
          </table:table-cell>
          <table:table-cell table:style-name="Table1.A2" office:value-type="string">
            <text:p text:style-name="Standard">'a' &gt;= 'A'</text:p>
          </table:table-cell>
          <table:table-cell table:style-name="Table1.D2" office:value-type="string">
            <text:p text:style-name="Standard">True</text:p>
          </table:table-cell>
        </table:table-row>
        <table:table-row>
          <table:table-cell table:style-name="Table1.A2" office:value-type="string">
            <text:p text:style-name="Standard">contains</text:p>
          </table:table-cell>
          <table:table-cell table:style-name="Table1.A2" office:value-type="string">
            <text:p text:style-name="Standard">in </text:p>
          </table:table-cell>
          <table:table-cell table:style-name="Table1.A2" office:value-type="string">
            <text:p text:style-name="Standard">'cad' in 'abracadabra'</text:p>
          </table:table-cell>
          <table:table-cell table:style-name="Table1.D2" office:value-type="string">
            <text:p text:style-name="Standard">True</text:p>
          </table:table-cell>
        </table:table-row>
        <table:table-row>
          <table:table-cell table:style-name="Table1.A2" office:value-type="string">
            <text:p text:style-name="Standard">length of str s</text:p>
          </table:table-cell>
          <table:table-cell table:style-name="Table1.A2" office:value-type="string">
            <text:p text:style-name="Standard">len(s) </text:p>
          </table:table-cell>
          <table:table-cell table:style-name="Table1.A2" office:value-type="string">
            <text:p text:style-name="Standard">len("abc")</text:p>
          </table:table-cell>
          <table:table-cell table:style-name="Table1.D2" office:value-type="string">
            <text:p text:style-name="Standard">3</text:p>
          </table:table-cell>
        </table:table-row>
      </table:table>
      <text:p text:style-name="Standard"/>
      <text:p text:style-name="Standard"/>
      <text:p text:style-name="P1">LECTURE 2 – str: indexing and slicing </text:p>
      <text:p text:style-name="Standard"/>
      <text:p text:style-name="P5">- Indexing </text:p>
      <text:p text:style-name="Standard"><text:span text:style-name="T4">An index is a position within the string</text:span>. Positive indices count from the left-hand side with the first character at index 0, the second at index 1, and so on. Negative indices count from the right-hand side with the last character at index -1, the second last at index -2, and so on. For the string "Learn to Program", the indices are:</text:p>
      <text:p text:style-name="Standard"><draw:frame draw:style-name="fr1" draw:name="graphics2" text:anchor-type="paragraph" svg:width="11.668cm" svg:height="2.275cm" draw:z-index="0"><draw:image xlink:href="Pictures/2000000700002D95000008E4C83913B6.svm" xlink:type="simple" xlink:show="embed" xlink:actuate="onLoad"/></draw:frame><text:line-break/> </text:p>
      <text:p text:style-name="Standard">- The first character of the string is at index 0 and can be accessed using this bracket notation: </text:p>
      <text:p text:style-name="Standard"><text:tab/><text:span text:style-name="T2">&gt;&gt;&gt; s[0]</text:span></text:p>
      <text:p text:style-name="P4"><text:tab/>'L'</text:p>
      <text:p text:style-name="P4"><text:tab/>&gt;&gt;&gt; s[1]</text:p>
      <text:p text:style-name="P4"><text:tab/>'e'</text:p>
      <text:p text:style-name="P6">- Negative indices are used to count from the end (from the right-hand side): </text:p>
      <text:p text:style-name="P4"><text:tab/>&gt;&gt;&gt; s[-1]</text:p>
      <text:p text:style-name="P4"><text:tab/>'m'</text:p>
      <text:p text:style-name="P4"><text:tab/>&gt;&gt;&gt; s[-2]</text:p>
      <text:p text:style-name="P4"><text:tab/>'a'</text:p>
      <text:p text:style-name="P6">- using just the index, we can extract one character at a time</text:p>
      <text:p text:style-name="P6"/>
      <text:p text:style-name="P5">- Slicing </text:p>
      <text:p text:style-name="Standard">- We can extract more than one character using slicing. A slice is a substring from the start index up <text:tab/>to but <text:span text:style-name="T4">not including the end index</text:span> – the substring is from <text:span text:style-name="T2">[start point: end point]</text:span>. For <text:tab/>example: </text:p>
      <text:p text:style-name="Standard"><text:tab/><text:span text:style-name="T2">&gt;&gt;&gt; s[0:5]</text:span></text:p>
      <text:p text:style-name="P4"><text:tab/>'Learn'</text:p>
      <text:p text:style-name="P4"><text:tab/>&gt;&gt;&gt; s[6:8]</text:p>
      <text:p text:style-name="P4"><text:tab/>to'</text:p>
      <text:p text:style-name="P4"><text:tab/>&gt;&gt;&gt; s[9:16]</text:p>
      <text:p text:style-name="P4"><text:tab/>'Program'</text:p>
      <text:p text:style-name="Standard">- More generally, the end of the string can be represented using its length: </text:p>
      <text:p text:style-name="Standard"><text:tab/><text:span text:style-name="T2">&gt;&gt;&gt; s[9:len(s)] </text:span></text:p>
      <text:p text:style-name="P4"><text:tab/>'Program'</text:p>
      <text:p text:style-name="Standard">- The end index may be omitted entirely and the default is len(s): </text:p>
      <text:p text:style-name="Standard"><text:tab/><text:span text:style-name="T2">&gt;&gt;&gt; s[9:]</text:span></text:p>
      <text:p text:style-name="P4"><text:tab/>'Program'</text:p>
      <text:p text:style-name="Standard"><text:soft-page-break/>- So the three expressions above are equivalent: <text:span text:style-name="T2">s[9:16] == s[9:len(s)] == s[9:]</text:span></text:p>
      <text:p text:style-name="Standard">- Similarly, if the start index is omitted, the slice starts from index 0: </text:p>
      <text:p text:style-name="Standard"><text:tab/><text:span text:style-name="T2">&gt;&gt;&gt; s[:]</text:span></text:p>
      <text:p text:style-name="P4"><text:tab/>'Learn to Program'</text:p>
      <text:p text:style-name="Standard"><text:tab/><text:span text:style-name="T2">&gt;&gt;&gt; s[:8] </text:span></text:p>
      <text:p text:style-name="P4"><text:tab/>'Learn to'</text:p>
      <text:p text:style-name="P4"><text:tab/>&gt;&gt; s[:] –&gt; will give the whole string</text:p>
      <text:p text:style-name="Standard">- Negative indices can be used for slicing too. The following three expressions are equivalent: </text:p>
      <text:p text:style-name="Standard"><text:tab/><text:span text:style-name="T2">&gt;&gt;&gt; s[1:8]</text:span></text:p>
      <text:p text:style-name="P4"><text:tab/>'earn to'</text:p>
      <text:p text:style-name="P4"><text:tab/>&gt;&gt;&gt; s[1:-8]</text:p>
      <text:p text:style-name="P4"><text:tab/>'earn to'</text:p>
      <text:p text:style-name="P4"><text:tab/>&gt;&gt;&gt; s[-15:-8] <office:annotation><dc:creator>Unknown Author</dc:creator><dc:date>2012-10-13T12:15:19.96</dc:date><text:p text:style-name="P22"><text:span text:style-name="T8">Negative numbers are the number of characters from the end of the string.</text:span></text:p></office:annotation> </text:p>
      <text:p text:style-name="P4"><text:tab/>'earn to'</text:p>
      <text:p text:style-name="P5"/>
      <text:p text:style-name="P5">- Modifying Strings </text:p>
      <text:p text:style-name="Standard"><text:tab/>The <text:span text:style-name="T4">slicing and indexing operations do not modify the string that they act on,</text:span> so the string <text:tab/>that s refers to is unchanged by the operations above. In fact, we cannot change a string. <text:tab/>Operations like the following result in errors: </text:p>
      <text:p text:style-name="Standard"><text:tab/><text:tab/><text:span text:style-name="T2">&gt;&gt;&gt; s[6] = 'd' <text:s/></text:span></text:p>
      <text:p text:style-name="P4"><text:tab/><text:tab/>Traceback (most recent call last):</text:p>
      <text:p text:style-name="P4"><text:s text:c="7"/><text:tab/><text:tab/> File &lt;"pyshell#19", line 1, in </text:p>
      <text:p text:style-name="P4"><text:s text:c="15"/><text:tab/> s[6] = 'd'</text:p>
      <text:p text:style-name="P4"><text:tab/><text:tab/>TypeError: 'str' object does not support item assignment</text:p>
      <text:p text:style-name="Standard">-Imagine that we want to change string s to refer to 'Learned to Program'. The following expression <text:tab/>evaluates to that 'Learned to Program': <text:span text:style-name="T2">s[:5] + 'ed' + s[5:] </text:span><text:span text:style-name="T2"><office:annotation><dc:creator>Unknown Author</dc:creator><dc:date>2012-10-13T12:26:42.01</dc:date><text:p text:style-name="P22"><text:span text:style-name="T8">Concatenate to change, reassign s</text:span></text:p></office:annotation></text:span></text:p>
      <text:p text:style-name="Standard">- The variable<text:span text:style-name="T2"> s </text:span>gets the new string:<text:span text:style-name="T2"> s = s[:5] + 'ed' + s[5:] </text:span></text:p>
      <text:p text:style-name="Standard">- Notice that the string that <text:span text:style-name="T2">s </text:span>originally referred to was not modified: <text:span text:style-name="T4">strings cannot be modified.</text:span> <text:tab/>Instead a new string was created and <text:span text:style-name="T2">s </text:span>was changed to point to that string. </text:p>
      <text:p text:style-name="Standard"/>
      <text:p text:style-name="P1">LECTURE 3 – <text:span text:style-name="T1">str</text:span> Methods: Functions Inside Objects </text:p>
      <text:p text:style-name="Standard"><text:span text:style-name="T3"/></text:p>
      <text:p text:style-name="Standard"><text:span text:style-name="T3">- Methods</text:span> </text:p>
      <text:p text:style-name="Standard">-A <text:span text:style-name="T4">method is a function inside of an object</text:span>. The general form of a method call is: <text:tab/><text:span text:style-name="T1">object.method(arguments) </text:span></text:p>
      <text:p text:style-name="Standard"/>
      <text:p text:style-name="P5">- String Methods </text:p>
      <text:p text:style-name="Text_20_body">- Consider the code: </text:p>
      <text:p text:style-name="P2"><text:tab/>&gt;&gt;&gt; white_rabbit = "I'm late! I'm late! For a very important date!"</text:p>
      <text:p text:style-name="Text_20_body">-To find out which methods are inside strings, use the function <text:span text:style-name="Source_20_Text">dir</text:span>: </text:p>
      <text:p text:style-name="Preformatted_20_Text"><text:tab/>&gt;&gt;&gt; dir(white_rabbit)</text:p>
      <text:p text:style-name="Preformatted_20_Text"><text:tab/>['__add__', '__class__', '__contains__', '__delattr__', '__doc__', <text:tab/><text:tab/>'__eq__', '__format__','__ge__', '__getattribute__','__getitem__', <text:tab/>'__getnewargs__', '__gt__', <text:tab/>'__hash__', '__init__','__iter__', '__le__', <text:tab/>'__len__', '__lt__', '__mod__', '__mul__', '__ne__', <text:tab/>'__new__', <text:tab/>'__reduce__','__reduce_ex__', '__repr__', '__rmod__', '__rmul__', <text:tab/>'__setattr__', <text:tab/>'__sizeof__', '__str__','__subclasshook__', <text:tab/>'capitalize', 'center', 'count', 'encode', 'endswith', 'expandtabs', <text:tab/>'find', 'format', 'format_map', 'index', 'isalnum', 'isalpha', <text:s/><text:tab/>'isdecimal', 'isdigit', 'isidentifier', 'islower', 'isnumeric', <text:tab/>'isprintable', 'isspace', 'istitle', 'isupper', 'join', 'ljust', 'lower',</text:p>
      <text:p text:style-name="Preformatted_20_Text"><text:tab/>'lstrip', 'maketrans', 'partition', 'replace', 'rfind', 'rindex', 'rjust', <text:tab/>'rpartition', 'rsplit','rstrip', 'split', 'splitlines', 'startswith', <text:tab/>'strip', 'swapcase', 'title', 'translate', 'upper','zfill']</text:p>
      <text:p text:style-name="Text_20_body"/>
      <text:p text:style-name="Text_20_body"><text:soft-page-break/>- Passing <text:span text:style-name="Source_20_Text">str</text:span> as an argument to <text:span text:style-name="Source_20_Text">dir</text:span> gets the same result: </text:p>
      <text:p text:style-name="P2"><text:tab/>&gt;&gt;&gt; dir(str)</text:p>
      <text:p text:style-name="Text_20_body">-For many of the string methods, a new string is returned. Since strings are immutable, the original <text:tab/>string is unchanged. For example, a lowercase version of the <text:span text:style-name="Source_20_Text">str</text:span> that <text:span text:style-name="Source_20_Text">white_rabbit</text:span> <text:tab/>refers to is returned when the method <text:span text:style-name="Source_20_Text">lower</text:span> is called: </text:p>
      <text:p text:style-name="Preformatted_20_Text">&gt;&gt;&gt; white_rabbit.lower()<office:annotation><dc:creator>Unknown Author</dc:creator><dc:date>2012-10-13T12:44:55.46</dc:date><text:p text:style-name="P22"><text:span text:style-name="T8">This calls the method lower on the object white_rabbit</text:span></text:p></office:annotation></text:p>
      <text:p text:style-name="Preformatted_20_Text">&gt;&gt;&gt; "i'm late! i'm late! for a very important date!"</text:p>
      <text:p text:style-name="Preformatted_20_Text">&gt;&gt;&gt; white_rabbit</text:p>
      <text:p text:style-name="Preformatted_20_Text">&gt;&gt;&gt; "I'm late! I'm late! For a very important date!"</text:p>
      <text:p text:style-name="Preformatted_20_Text"/>
      <text:p text:style-name="Preformatted_20_Text">&gt;&gt;&gt; 'computer'.capitalize()</text:p>
      <text:p text:style-name="Preformatted_20_Text">&gt;&gt;&gt; 'Computer'</text:p>
      <text:p text:style-name="Preformatted_20_Text"/>
      <text:p text:style-name="Preformatted_20_Text">&gt;&gt;&gt; white_rabbit.find('late')</text:p>
      <text:p text:style-name="Preformatted_20_Text">&gt;&gt;&gt; 4<office:annotation><dc:creator>Unknown Author</dc:creator><dc:date>2012-10-13T12:47:17.25</dc:date><text:p text:style-name="P22"><text:span text:style-name="T8">Finds the first occurrence of a substring</text:span></text:p></office:annotation></text:p>
      <text:p text:style-name="P2"/>
      <text:p text:style-name="P13">&gt;&gt;&gt;white_rabbit.find('late', 7)<office:annotation><dc:creator>Unknown Author</dc:creator><dc:date>2012-10-13T12:48:06.46</dc:date><text:p text:style-name="P22"><text:span text:style-name="T8">Looks for the first instance of 'late' that starts at or after index 7</text:span></text:p></office:annotation> <text:s text:c="22"/></text:p>
      <text:p text:style-name="P17">&gt;&gt;&gt; 14</text:p>
      <text:p text:style-name="P18">- If the substring does not appear in the string to which the <text:span text:style-name="T1">find</text:span> methods above are applied, the <text:tab/>result will be -1.</text:p>
      <text:p text:style-name="P18">- <text:span text:style-name="T1">rfind()</text:span> searches for the last occurrence of a substring</text:p>
      <text:p text:style-name="P18">- <text:span text:style-name="T1">lstrip()</text:span> removes white space at the left of a string – e.g., <text:span text:style-name="T1">“<text:tab/>spaces<text:tab/>“ </text:span>becomes <text:tab/><text:span text:style-name="T1">“spaces<text:tab/>“</text:span></text:p>
      <text:p text:style-name="P18"><text:span text:style-name="T1"><text:tab/></text:span>&gt;&gt; <text:span text:style-name="T1">strip()</text:span> will remove space from both sides at once</text:p>
      <text:p text:style-name="P18">-<text:span text:style-name="T1"> white_queen.lower().count('jam')</text:span> – make the string lower case &amp; then counts all <text:tab/>instances of 'jam'</text:p>
      <text:p text:style-name="Text_20_body">To get information about a method, such as the <text:span text:style-name="Source_20_Text">lower</text:span> method, do the following: </text:p>
      <text:p text:style-name="P2">&gt;&gt;&gt; help(str.lower)</text:p>
      <text:p text:style-name="P2"/>
      <text:p text:style-name="P1">LECTURE 4: <text:span text:style-name="T1">for</text:span> loop over <text:span text:style-name="T1">str</text:span> </text:p>
      <text:p text:style-name="P5">- <text:span text:style-name="T1">For</text:span> Loops </text:p>
      <text:p text:style-name="Standard">- The general form of a <text:span text:style-name="T1">for</text:span> loop over a string is: </text:p>
      <text:p text:style-name="Standard"><text:tab/><text:span text:style-name="T1">for variable in str:</text:span></text:p>
      <text:p text:style-name="P3"><text:s text:c="4"/><text:tab/><text:tab/>body</text:p>
      <text:p text:style-name="Standard">- <text:span text:style-name="T1">for</text:span> loops allow you to access the characters of a string in turn, one at a time – the number of <text:tab/>times the <text:span text:style-name="T1">for</text:span> loop executes is equal to the length of the string</text:p>
      <text:p text:style-name="Standard">- The variable refers to each character of the string in turn and executes the body of the loop for <text:tab/>each character. For example: </text:p>
      <text:p text:style-name="Standard"><text:tab/><text:span text:style-name="T1">&gt;&gt;&gt; s = 'yesterday'</text:span></text:p>
      <text:p text:style-name="P3"><text:tab/>&gt;&gt;&gt; for char in s:</text:p>
      <text:p text:style-name="P3"><text:tab/>... <text:s text:c="4"/>print(char)</text:p>
      <text:p text:style-name="P3"><text:tab/>... </text:p>
      <text:p text:style-name="P3"><text:tab/>y</text:p>
      <text:p text:style-name="P3"><text:tab/>e</text:p>
      <text:p text:style-name="P3"><text:tab/>s</text:p>
      <text:p text:style-name="P3"><text:soft-page-break/><text:tab/>t</text:p>
      <text:p text:style-name="P3"><text:tab/>e</text:p>
      <text:p text:style-name="Standard"><text:tab/><text:span text:style-name="T1">r</text:span></text:p>
      <text:p text:style-name="P3"><text:tab/>d</text:p>
      <text:p text:style-name="P3"><text:tab/>a</text:p>
      <text:p text:style-name="P3"><text:tab/>y <text:s text:c="3"/></text:p>
      <text:p text:style-name="Standard"/>
      <text:p text:style-name="P5">- Accumulator pattern: numeric accumulator</text:p>
      <text:p text:style-name="Standard">- Consider the code below, in which the variable <text:span text:style-name="T1">num_vowels</text:span> is an accumulator: </text:p>
      <text:p text:style-name="Standard"><text:tab/><text:span text:style-name="T2">def count_vowels(s):</text:span></text:p>
      <text:p text:style-name="P4"><text:s text:c="3"/><text:tab/> <text:span text:style-name="T5">''' (str) -&gt; int</text:span></text:p>
      <text:p text:style-name="P8"/>
      <text:p text:style-name="P8"><text:s text:c="4"/><text:tab/>Return the number of vowels in s. Do not treat letter y as a vowel</text:p>
      <text:p text:style-name="P8"><text:s text:c="4"/></text:p>
      <text:p text:style-name="P8"><text:s text:c="4"/><text:tab/>&gt;&gt;&gt; count_vowels('Happy Anniversary!')</text:p>
      <text:p text:style-name="P8"><text:s text:c="4"/><text:tab/>5</text:p>
      <text:p text:style-name="P8"><text:s text:c="4"/><text:tab/>&gt;&gt;&gt; count_vowels('xyz')</text:p>
      <text:p text:style-name="P8"><text:s text:c="4"/><text:tab/>0 <text:s text:c="3"/></text:p>
      <text:p text:style-name="P8"><text:s text:c="4"/><text:tab/>'''</text:p>
      <text:p text:style-name="P4"/>
      <text:p text:style-name="P4"><text:s text:c="4"/><text:tab/>num_vowels = 0</text:p>
      <text:p text:style-name="P4"><text:s text:c="4"/><text:tab/>for char in s:</text:p>
      <text:p text:style-name="P4"><text:s text:c="6"/><text:tab/>if char in 'aeiouAEIOU':</text:p>
      <text:p text:style-name="P4"><text:s text:c="12"/><text:tab/>num_vowels = num_vowels + 1</text:p>
      <text:p text:style-name="P4"><text:tab/>return num_vowels</text:p>
      <text:p text:style-name="Standard"/>
      <text:p text:style-name="Standard">-The loop in the function above will loop over each character that <text:span text:style-name="T2">s</text:span> refers to, in turn. The body of <text:tab/>the loop is executed for each character, and when a character is a vowel, the if condition is <text:tab/><text:span text:style-name="T2">True</text:span> and the value that <text:span text:style-name="T2">num_vowels</text:span> refers to is increased by one. </text:p>
      <text:p text:style-name="Standard">- The variable <text:span text:style-name="T2">num_vowels </text:span>is an accumulator, because it <text:span text:style-name="T4">accumulates information</text:span>. It starts out <text:tab/>referring to the value 0 and by the end of the function it refers to the number of vowels in <text:span text:style-name="T2">s.</text:span></text:p>
      <text:p text:style-name="Standard"/>
      <text:p text:style-name="Standard">- <text:span text:style-name="T3">Accumulator pattern: string accumulator</text:span></text:p>
      <text:p text:style-name="Standard">- In the following function, the variable <text:span text:style-name="T1">vowels</text:span> is also an accumulator: </text:p>
      <text:p text:style-name="Standard"><text:tab/><text:span text:style-name="T2">def collect_vowels(s):</text:span></text:p>
      <text:p text:style-name="P4"><text:s text:c="4"/><text:tab/><text:span text:style-name="T5">''' (str) -&gt; str</text:span></text:p>
      <text:p text:style-name="P8"/>
      <text:p text:style-name="P8"><text:s text:c="4"/><text:tab/>Return the vowels from s. <text:s/>Do not treat the letter</text:p>
      <text:p text:style-name="P8"><text:s text:c="4"/><text:tab/>y as a vowel.</text:p>
      <text:p text:style-name="P8"/>
      <text:p text:style-name="P8"><text:s text:c="4"/><text:tab/>&gt;&gt;&gt; collect_vowels('Happy Anniversary!')</text:p>
      <text:p text:style-name="P8"><text:s text:c="4"/><text:tab/>'aAiea'</text:p>
      <text:p text:style-name="P8"><text:s text:c="4"/><text:tab/>&gt;&gt;&gt; collect_vowels('xyz')</text:p>
      <text:p text:style-name="P8"><text:s text:c="4"/><text:tab/>''</text:p>
      <text:p text:style-name="P8"><text:s text:c="4"/><text:tab/>'''</text:p>
      <text:p text:style-name="P4"/>
      <text:p text:style-name="P4"><text:s text:c="4"/><text:tab/>vowels = ''</text:p>
      <text:p text:style-name="P4"><text:tab/>for char in s:</text:p>
      <text:p text:style-name="P4"><text:s text:c="8"/><text:tab/><text:tab/>if char in 'aeiouAEIOU':</text:p>
      <text:p text:style-name="P4"><text:s text:c="12"/><text:tab/><text:tab/>vowels = vowels + char</text:p>
      <text:p text:style-name="P4"><text:tab/>return vowels</text:p>
      <text:p text:style-name="Standard">- Variable <text:span text:style-name="T2">vowels</text:span> initially refers to the empty string, but over the course of the function it <text:tab/>accumulates the vowels from <text:span text:style-name="T2">s.</text:span> </text:p>
      <text:p text:style-name="Standard"/>
      <text:p text:style-name="P1">LECTURE 5: IDLE's Debugger </text:p>
      <text:p text:style-name="P1"/>
      <text:p text:style-name="Standard">- <text:span text:style-name="T3">Debug Control</text:span> </text:p>
      <text:p text:style-name="Standard"><text:soft-page-break/>The Python Visualizer has limitations: it does not allow import statements, and it stops tracing after 500 steps. IDLE comes with a debugger, which is a tool that works a lot like the visualizer but without the pretty pictures. To run a program in IDLE's debugger, the steps are: </text:p>
      <text:p text:style-name="Standard"/>
      <text:p text:style-name="Standard">1. Make sure the Python Shell window is on top and select Debug-&gt;Debugger. This opens a window <text:tab/>called "Debug Control". </text:p>
      <text:p text:style-name="Standard">2. Check the checkbox for Source. </text:p>
      <text:p text:style-name="Standard">3. Open a Python file (ends in .py) where you have saved your program. </text:p>
      <text:p text:style-name="Standard">4. Select Run-&gt;Run Module. This will change the contents of Debug Control.</text:p>
      <text:p text:style-name="Standard"/>
      <text:p text:style-name="P5">- Understanding The Debug Window </text:p>
      <text:p text:style-name="Standard">Step is like Forward in the visualizer: it executes the current instruction. We click Step to "step" through the program. The Debug Control window will highlight the current line being executed. It will also show the current variables in the "Locals" pane. The middle pane shows the current stack frames and the current lines of code for each. We can switch back and forth between them to see the variables. </text:p>
      <text:p text:style-name="Standard"/>
      <text:p text:style-name="P1">WEEK 4 EXERCISE</text:p>
      <text:p text:style-name="P9"><text:span text:style-name="Strong_20_Emphasis"/></text:p>
      <text:p text:style-name="P9"><text:span text:style-name="Strong_20_Emphasis">Trace the code by hand (on paper) and then use the visualizer or debugger to verify your trace. Tracing by hand is an important skill in programming, as painful as it can be.</text:span></text:p>
      <text:p text:style-name="P19">1. Select the expression(s) that evaluate to <text:span text:style-name="Source_20_Text">True</text:span>.</text:p>
      <text:p text:style-name="P19"><text:span text:style-name="Source_20_Text"><text:span text:style-name="T4">'do' in "don't"</text:span></text:span><text:span text:style-name="T4"> </text:span></text:p>
      <text:p text:style-name="P19"><text:span text:style-name="Source_20_Text">len('aabbcc') == 3</text:span> </text:p>
      <text:p text:style-name="P19"><text:span text:style-name="Source_20_Text"><text:span text:style-name="T4">len('aabbcc') == 6</text:span></text:span><text:span text:style-name="T4"> </text:span></text:p>
      <text:p text:style-name="Text_20_body"><text:span text:style-name="Source_20_Text">'as' in 'it happens'</text:span> </text:p>
      <text:p text:style-name="Text_20_body">2. What does the expression <text:span text:style-name="Source_20_Text">len('')</text:span> evaluate to? <text:line-break/><text:span text:style-name="T4">0</text:span></text:p>
      <text:p text:style-name="Text_20_body">3. After the following assignment statement has been executed, which expression(s) evaluate to the letter <text:span text:style-name="Source_20_Text">"g"</text:span>? </text:p>
      <text:p text:style-name="P2">dance_style = "Vogue"</text:p>
      <text:p text:style-name="P19"><text:span text:style-name="Source_20_Text">dance_style[-4]</text:span> </text:p>
      <text:p text:style-name="P19"><text:span text:style-name="Source_20_Text"><text:span text:style-name="T4">dance_style[2]</text:span></text:span> </text:p>
      <text:p text:style-name="P19"><text:span text:style-name="Source_20_Text">dance_style[-2]</text:span> </text:p>
      <text:p text:style-name="Text_20_body"><text:span text:style-name="Source_20_Text"><text:span text:style-name="T4">dance_style[-3]</text:span></text:span><text:span text:style-name="T4"> </text:span></text:p>
      <text:p text:style-name="P15">4. Consider the following code: </text:p>
      <text:p text:style-name="P12">title = 'Queen'</text:p>
      <text:p text:style-name="P20">Using <text:span text:style-name="Source_20_Text">title</text:span> and indexing, write an expression that evaluates to <text:span text:style-name="Source_20_Text">'u'</text:span>.<text:span text:style-name="T4"> title[1]</text:span></text:p>
      <text:p text:style-name="Text_20_body"/>
      <text:p text:style-name="Text_20_body">5. Considering the following code: </text:p>
      <text:p text:style-name="P2">s = 'carrot'</text:p>
      <text:p text:style-name="P19">Select the expression(s) that evaluate to <text:span text:style-name="Source_20_Text">'car'</text:span>.</text:p>
      <text:p text:style-name="P19"><text:span text:style-name="Source_20_Text"><text:span text:style-name="T4">s[-6:3]</text:span></text:span><text:span text:style-name="T4"> </text:span></text:p>
      <text:p text:style-name="P19"><text:span text:style-name="Source_20_Text"><text:span text:style-name="T4">s[-6:-3]</text:span></text:span><text:span text:style-name="T4"> </text:span></text:p>
      <text:p text:style-name="P19"><text:soft-page-break/><text:span text:style-name="Source_20_Text">s[-1:3]</text:span> </text:p>
      <text:p text:style-name="Text_20_body"><text:span text:style-name="Source_20_Text">s[0:4]</text:span> </text:p>
      <text:p text:style-name="P15">6. Consider the following code: </text:p>
      <text:p text:style-name="P12">prefix = 'mad'</text:p>
      <text:p text:style-name="P20">What does the expression <text:span text:style-name="Source_20_Text">prefix[:1] + prefix[1:3] + prefix[-2] + prefix[0]</text:span> evaluate to?<text:span text:style-name="T4"> 'madam'</text:span></text:p>
      <text:p text:style-name="Text_20_body"/>
      <text:p text:style-name="P19">7. Select the expression(s) that evaluate to <text:span text:style-name="Source_20_Text">True</text:span>.</text:p>
      <text:p text:style-name="P19"><text:span text:style-name="Source_20_Text"><text:span text:style-name="T4">'abc123'.isalnum()</text:span></text:span> </text:p>
      <text:p text:style-name="P19"><text:span text:style-name="Source_20_Text">'apple'.upper().islower()</text:span> </text:p>
      <text:p text:style-name="P19"><text:span text:style-name="Source_20_Text">'abc123'.isdigit()</text:span> </text:p>
      <text:p text:style-name="Text_20_body"><text:span text:style-name="Source_20_Text"><text:span text:style-name="T4">'apple'.upper().isupper() </text:span></text:span></text:p>
      <text:p text:style-name="Text_20_body"><text:span text:style-name="Source_20_Text"/></text:p>
      <text:p text:style-name="P4"><text:span text:style-name="T6">isalnum</text:span>(...)</text:p>
      <text:p text:style-name="P4"><text:s text:c="4"/>S.isalnum() -&gt; bool </text:p>
      <text:p text:style-name="P4"><text:s text:c="4"/>Return True if all characters in S are alphanumeric</text:p>
      <text:p text:style-name="P4"><text:s text:c="4"/>and there is at least one character in S, False otherwise.</text:p>
      <text:p text:style-name="P4"><text:span text:style-name="T6">isdigit</text:span>(...)</text:p>
      <text:p text:style-name="P4"><text:s text:c="4"/>S.isdigit() -&gt; bool</text:p>
      <text:p text:style-name="P4"><text:s text:c="4"/></text:p>
      <text:p text:style-name="P4"><text:s text:c="4"/>Return True if all characters in S are digits</text:p>
      <text:p text:style-name="P4"><text:s text:c="4"/>and there is at least one character in S, False otherwise.</text:p>
      <text:p text:style-name="P4"><text:span text:style-name="T6">upper</text:span>(...)</text:p>
      <text:p text:style-name="P4"><text:s text:c="4"/>S.upper() -&gt; str</text:p>
      <text:p text:style-name="P4"><text:s text:c="4"/></text:p>
      <text:p text:style-name="P4"><text:s text:c="4"/>Return a copy of S converted to uppercase.</text:p>
      <text:p text:style-name="P4"><text:span text:style-name="T6">islower</text:span>(...)</text:p>
      <text:p text:style-name="P4"><text:s text:c="4"/>S.islower() -&gt; bool</text:p>
      <text:p text:style-name="P4"><text:s text:c="4"/></text:p>
      <text:p text:style-name="P4"><text:s text:c="4"/>Return True if all cased characters in S are lowercase and there is</text:p>
      <text:p text:style-name="Standard"><text:span text:style-name="T2"><text:s text:c="4"/>at least one cased character in S, False otherwise.</text:span></text:p>
      <text:p text:style-name="Standard"><text:span text:style-name="T2"/></text:p>
      <text:p text:style-name="P19">8. Select the expression(s) that evaluate to <text:span text:style-name="Source_20_Text">True</text:span> when variable <text:span text:style-name="Source_20_Text">s</text:span> refers to a <text:span text:style-name="Source_20_Text">str</text:span> that is entirely <text:tab/>alphabetic or entirely numeric, and that evaluate to <text:span text:style-name="Source_20_Text">False</text:span> if they are not entirely alphabetic <text:tab/>and not entirely numeric.</text:p>
      <text:p text:style-name="P19"><text:span text:style-name="Source_20_Text">s.islower() or s.isupper()</text:span> </text:p>
      <text:p text:style-name="P19"><text:span text:style-name="Source_20_Text"><text:span text:style-name="T4">s.isalpha() or s.isnumeric()</text:span></text:span><text:span text:style-name="T4"> </text:span><text:span text:style-name="T4"><office:annotation><dc:creator>Unknown Author</dc:creator><dc:date>2012-10-13T14:38:32.24</dc:date><text:p text:style-name="P22"><text:span text:style-name="T8">This question is unclear – seems like it wants both the 'or' and 'and' options, but the answers only show 'or'</text:span></text:p></office:annotation></text:span></text:p>
      <text:p text:style-name="P19"><text:span text:style-name="Source_20_Text"><text:span text:style-name="T7">s.isalpha() and s.isnumeric()</text:span></text:span><text:span text:style-name="T7"> </text:span></text:p>
      <text:p text:style-name="Text_20_body"><text:span text:style-name="Source_20_Text">s.lower() or s.upper() or s.isdigit()</text:span> </text:p>
      <text:p text:style-name="P15">9. Variables <text:span text:style-name="Source_20_Text">s1</text:span> and <text:span text:style-name="Source_20_Text">s2</text:span> refer to <text:span text:style-name="Source_20_Text">str</text:span>s. The expression <text:span text:style-name="Source_20_Text">s1.find(s2)</text:span> returns the index of the first <text:tab/>occurrence of <text:span text:style-name="Source_20_Text">s2</text:span> in <text:span text:style-name="Source_20_Text">s1</text:span>.</text:p>
      <text:p text:style-name="P15">Write an expression that gives the index of the <text:span text:style-name="Emphasis">second</text:span> occurrence of <text:span text:style-name="Source_20_Text">s2</text:span> in <text:span text:style-name="Source_20_Text">s1</text:span>. If <text:span text:style-name="Source_20_Text">s2</text:span> does not occur <text:tab/>twice in <text:span text:style-name="Source_20_Text">s1</text:span>, the expression should evaluate to <text:span text:style-name="Source_20_Text">-1</text:span>. Unlike <text:span text:style-name="Source_20_Text">str.count</text:span>, you should allow <text:tab/>overlapping occurrences of <text:span text:style-name="Source_20_Text">s2</text:span>.</text:p>
      <text:p text:style-name="P15">Your answer must be a single expression that does not use the square bracket notation, and you can <text:tab/>only call method <text:span text:style-name="Source_20_Text">str.find</text:span> and use the arithmetic operators (+, -, etc.).</text:p>
      <text:p text:style-name="P15">Hint: method <text:span text:style-name="Source_20_Text">str.find</text:span> has an optional second parameter. You can find out more by calling <text:tab/><text:span text:style-name="Source_20_Text">help(str.find)</text:span>.</text:p>
      <text:p text:style-name="P15">Hint: call <text:span text:style-name="Source_20_Text">str.find</text:span> twice in your expression.</text:p>
      <text:p text:style-name="Text_20_body"><text:soft-page-break/><text:span text:style-name="T4">s1.find(s2, s1.find(s2)+1)</text:span></text:p>
      <text:p text:style-name="Text_20_body">10. Consider the following code: </text:p>
      <text:p text:style-name="Preformatted_20_Text">digits = '0123456789'</text:p>
      <text:p text:style-name="Preformatted_20_Text">result = 100</text:p>
      <text:p text:style-name="Preformatted_20_Text"/>
      <text:p text:style-name="Preformatted_20_Text">for digit in digits:</text:p>
      <text:p text:style-name="Preformatted_20_Text"><text:s text:c="4"/>result = result - int(digit)</text:p>
      <text:p text:style-name="Preformatted_20_Text"/>
      <text:p text:style-name="P2">print(result)</text:p>
      <text:p text:style-name="P19">What is displayed by the code above?</text:p>
      <text:p text:style-name="P19"><text:span text:style-name="Source_20_Text"><text:span text:style-name="T4">55</text:span></text:span><text:span text:style-name="T4"> </text:span></text:p>
      <text:p text:style-name="P19"><text:span text:style-name="Source_20_Text">9</text:span> </text:p>
      <text:p text:style-name="P19"><text:span text:style-name="Source_20_Text">100</text:span> </text:p>
      <text:p text:style-name="Text_20_body"><text:span text:style-name="Source_20_Text">0</text:span> </text:p>
      <text:p text:style-name="Text_20_body">11. Consider the following code: </text:p>
      <text:p text:style-name="Preformatted_20_Text">digits = '0123456789'</text:p>
      <text:p text:style-name="Preformatted_20_Text">result = 0</text:p>
      <text:p text:style-name="Preformatted_20_Text"/>
      <text:p text:style-name="Preformatted_20_Text">for digit in digits:</text:p>
      <text:p text:style-name="Preformatted_20_Text"><text:s text:c="4"/>result = digit</text:p>
      <text:p text:style-name="Preformatted_20_Text"/>
      <text:p text:style-name="P2">print(result)</text:p>
      <text:p text:style-name="P19">What is displayed by the code above?</text:p>
      <text:p text:style-name="P19"><text:span text:style-name="Source_20_Text">45</text:span> </text:p>
      <text:p text:style-name="P19"><text:span text:style-name="Source_20_Text">0</text:span> </text:p>
      <text:p text:style-name="P19"><text:span text:style-name="Source_20_Text">0123456789</text:span> </text:p>
      <text:p text:style-name="Text_20_body"><text:span text:style-name="Source_20_Text"><text:span text:style-name="T4">9</text:span></text:span><text:span text:style-name="T4"> </text:span></text:p>
      <text:p text:style-name="Text_20_body">12. Consider the following code: </text:p>
      <text:p text:style-name="Preformatted_20_Text">digits = '0123456789'</text:p>
      <text:p text:style-name="Preformatted_20_Text">result = ''</text:p>
      <text:p text:style-name="Preformatted_20_Text"/>
      <text:p text:style-name="Preformatted_20_Text">for digit in digits:</text:p>
      <text:p text:style-name="Preformatted_20_Text"><text:s text:c="4"/>result = result + digit * 2</text:p>
      <text:p text:style-name="Preformatted_20_Text"/>
      <text:p text:style-name="P2">print(result)</text:p>
      <text:p text:style-name="P19">What is displayed by the code above?</text:p>
      <text:p text:style-name="P19"><text:span text:style-name="Source_20_Text"><text:span text:style-name="T7">90</text:span></text:span><text:span text:style-name="T7"> </text:span></text:p>
      <text:p text:style-name="P19"><text:span text:style-name="Source_20_Text">45</text:span> </text:p>
      <text:p text:style-name="P19"><text:span text:style-name="Source_20_Text"><text:span text:style-name="T4">00112233445566778899</text:span></text:span><text:span text:style-name="T4"> </text:span></text:p>
      <text:p text:style-name="Text_20_body"><text:span text:style-name="Source_20_Text">0123456789</text:span> </text:p>
      <text:p text:style-name="Text_20_body">13. Select the code fragment(s) that print <text:span text:style-name="Source_20_Text">Happy 30th!</text:span>.</text:p>
      <text:p text:style-name="P10">message = 'Happy 29th!'</text:p>
      <text:p text:style-name="P10">new_message = ''</text:p>
      <text:p text:style-name="P10"/>
      <text:p text:style-name="P10">for char in message:</text:p>
      <text:p text:style-name="P10"><text:s text:c="4"/>if char.isdigit():</text:p>
      <text:p text:style-name="P10"><text:s text:c="8"/>new_message = new_message + str((int(char) + 1) % 10)<office:annotation><dc:creator>Unknown Author</dc:creator><dc:date>2012-10-13T14:11:06.37</dc:date><text:p text:style-name="P22"><text:span text:style-name="T8">See note re: mod 10 below</text:span></text:p></office:annotation></text:p>
      <text:p text:style-name="P10"><text:s text:c="4"/>else:</text:p>
      <text:p text:style-name="P10"><text:s text:c="8"/>new_message = new_message + char</text:p>
      <text:p text:style-name="P10"/>
      <text:p text:style-name="P14"><text:soft-page-break/>print(new_message)</text:p>
      <text:p text:style-name="P10">message = 'Happy 29th!'</text:p>
      <text:p text:style-name="P10">new_message = ''</text:p>
      <text:p text:style-name="P10"/>
      <text:p text:style-name="P10">for char in message:</text:p>
      <text:p text:style-name="P10"><text:s text:c="4"/>if not char.isdigit():</text:p>
      <text:p text:style-name="P10"><text:s text:c="8"/>new_message = new_message + char</text:p>
      <text:p text:style-name="P10"><text:s text:c="4"/>else:</text:p>
      <text:p text:style-name="P10"><text:s text:c="8"/>new_message = new_message + str((int(char) + 1) % 10<office:annotation><dc:creator>Unknown Author</dc:creator><dc:date>2012-10-13T14:09:49.68</dc:date><text:p text:style-name="P22"><text:span text:style-name="T8">Mod 10 here keeps 9 + 1 from turning into 10 – i.e., if you delete this part of the code,t he new_message becomes 'Happy 310</text:span><text:span text:style-name="T9">th</text:span><text:span text:style-name="T8">!'</text:span></text:p></office:annotation>)</text:p>
      <text:p text:style-name="P10"/>
      <text:p text:style-name="P14">print(new_message)</text:p>
      <text:p text:style-name="Preformatted_20_Text">message = 'Happy 29th!'</text:p>
      <text:p text:style-name="Preformatted_20_Text">new_message = ''</text:p>
      <text:p text:style-name="Preformatted_20_Text"/>
      <text:p text:style-name="Preformatted_20_Text">for char in message:</text:p>
      <text:p text:style-name="Preformatted_20_Text"><text:s text:c="4"/>new_message = new_message + str((int(char) + 1) % 10)</text:p>
      <text:p text:style-name="Preformatted_20_Text"/>
      <text:p text:style-name="P2">print(new_message)<office:annotation><dc:creator>Unknown Author</dc:creator><dc:date>2012-10-13T14:05:58.93</dc:date><text:p text:style-name="P22"><text:span text:style-name="T8">ValueError: invalid literal for int() with base 10: 'H' – tries to apply math operations to the letter characters (i.e., to all characters regardless of whether they're digits)</text:span></text:p></office:annotation></text:p>
      <text:p text:style-name="Preformatted_20_Text">message = 'Happy 29th!'</text:p>
      <text:p text:style-name="Preformatted_20_Text">new_message = ''</text:p>
      <text:p text:style-name="Preformatted_20_Text"/>
      <text:p text:style-name="Preformatted_20_Text">for char in message:</text:p>
      <text:p text:style-name="Preformatted_20_Text"><text:s text:c="4"/>if char.isdigit():</text:p>
      <text:p text:style-name="Preformatted_20_Text"><text:s text:c="8"/>new_message = new_message + str((int(char) + 1) % 10)</text:p>
      <text:p text:style-name="Preformatted_20_Text"><text:s text:c="4"/>new_message = new_message <text:span text:style-name="T4">+ char</text:span></text:p>
      <text:p text:style-name="Preformatted_20_Text"/>
      <text:p text:style-name="P2">print(new_message)<office:annotation><dc:creator>Unknown Author</dc:creator><dc:date>2012-10-13T14:05:04.08</dc:date><text:p text:style-name="P22"><text:span text:style-name="T8">Happy 3209th!</text:span></text:p></office:annotation></text:p>
      <text:p text:style-name="Text_20_body">14. Part of the body of the following function is missing. Select the missing code fragment. </text:p>
      <text:p text:style-name="Preformatted_20_Text">def common_chars(s1, s2):</text:p>
      <text:p text:style-name="Preformatted_20_Text"><text:s text:c="4"/>'''(str, str) -&gt; str</text:p>
      <text:p text:style-name="Preformatted_20_Text"/>
      <text:p text:style-name="Preformatted_20_Text"><text:s text:c="4"/>Return a new string containing all characters from s1 that appear at least</text:p>
      <text:p text:style-name="Preformatted_20_Text"><text:s text:c="4"/>once in s2. <text:s/>The characters in the result will appear in the same order as</text:p>
      <text:p text:style-name="Preformatted_20_Text"><text:s text:c="4"/>they appear in s1.</text:p>
      <text:p text:style-name="Preformatted_20_Text"/>
      <text:p text:style-name="Preformatted_20_Text"><text:s text:c="4"/>&gt;&gt;&gt; common_chars('abc', 'ad')</text:p>
      <text:p text:style-name="Preformatted_20_Text"><text:s text:c="4"/>'a'</text:p>
      <text:p text:style-name="Preformatted_20_Text"><text:s text:c="4"/>&gt;&gt;&gt; common_chars('a', 'a')</text:p>
      <text:p text:style-name="Preformatted_20_Text"><text:s text:c="4"/>'a'</text:p>
      <text:p text:style-name="Preformatted_20_Text"><text:s text:c="4"/>&gt;&gt;&gt; common_chars('abb', 'ab')</text:p>
      <text:p text:style-name="Preformatted_20_Text"><text:s text:c="4"/>'abb'</text:p>
      <text:p text:style-name="Preformatted_20_Text"><text:s text:c="4"/>&gt;&gt;&gt; common_chars('abracadabra', 'ra')</text:p>
      <text:p text:style-name="Preformatted_20_Text"><text:s text:c="4"/>'araaara'</text:p>
      <text:p text:style-name="Preformatted_20_Text"><text:s text:c="4"/>'''</text:p>
      <text:p text:style-name="Preformatted_20_Text"/>
      <text:p text:style-name="Preformatted_20_Text"><text:s text:c="4"/>res = ''</text:p>
      <text:p text:style-name="Preformatted_20_Text"/>
      <text:p text:style-name="Preformatted_20_Text"><text:s text:c="4"/># BODY MISSING</text:p>
      <text:p text:style-name="Preformatted_20_Text"/>
      <text:p text:style-name="P2"><text:s text:c="4"/>return res</text:p>
      <text:p text:style-name="Preformatted_20_Text"><text:s text:c="4"/>for ch in s2:<office:annotation><dc:creator>Unknown Author</dc:creator><dc:date>2012-10-13T14:41:41.84</dc:date><text:p text:style-name="P22"><text:span text:style-name="T8">Begins with s2</text:span></text:p></office:annotation></text:p>
      <text:p text:style-name="Preformatted_20_Text"><text:s text:c="8"/>if ch in s1:</text:p>
      <text:p text:style-name="P2"><text:s text:c="12"/>res = res + ch</text:p>
      <text:p text:style-name="Preformatted_20_Text"><text:s text:c="4"/>if ch in s2:<office:annotation><dc:creator>Unknown Author</dc:creator><dc:date>2012-10-13T14:41:32.41</dc:date><text:p text:style-name="P22"><text:span text:style-name="T8">Begins with s2</text:span></text:p></office:annotation></text:p>
      <text:p text:style-name="Preformatted_20_Text"><text:s text:c="8"/>for ch in s1:</text:p>
      <text:p text:style-name="P2"><text:soft-page-break/><text:s text:c="12"/>res = res + ch</text:p>
      <text:p text:style-name="Preformatted_20_Text"><text:s text:c="4"/>for ch in s1:</text:p>
      <text:p text:style-name="Preformatted_20_Text"><text:s text:c="8"/>if ch in s2:</text:p>
      <text:p text:style-name="P2"><text:s text:c="12"/>res = ch + res<office:annotation><dc:creator>Unknown Author</dc:creator><dc:date>2012-10-13T14:41:50.80</dc:date><text:p text:style-name="P22"><text:span text:style-name="T8">Begins with s1, but compounds the list in res backwards – because it puts the character at the start of res, the list will be in the opposite order of the characters in s1</text:span></text:p></office:annotation></text:p>
      <text:p text:style-name="Preformatted_20_Text"><text:s text:c="4"/><text:span text:style-name="T4">for ch in s1:</text:span><text:span text:style-name="T4"><office:annotation><dc:creator>Unknown Author</dc:creator><dc:date>2012-10-13T14:40:55.53</dc:date><text:p text:style-name="P22"><text:span text:style-name="T8">Begins with s1, compares characters to those in s2, add the common characters to res in the order they appear in s1</text:span></text:p></office:annotation></text:span></text:p>
      <text:p text:style-name="P10"><text:s text:c="8"/>if ch in s2:</text:p>
      <text:p text:style-name="P14"><text:s text:c="12"/>res = res + ch</text:p>
      <text:p text:style-name="P16"> </text:p>
      <text:p text:style-name="P21">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2T19:01:26.90</meta:creation-date>
    <meta:generator>OpenOffice.org/3.4$Win32 OpenOffice.org_project/340m1$Build-9590</meta:generator>
    <dc:date>2012-10-13T14:42:24.84</dc:date>
    <meta:editing-duration>PT2H59M43S</meta:editing-duration>
    <meta:editing-cycles>53</meta:editing-cycles>
    <meta:document-statistic meta:table-count="1" meta:image-count="1" meta:object-count="0" meta:page-count="10" meta:paragraph-count="392" meta:word-count="2339" meta:character-count="14273"/>
  </office:meta>
</office:document-meta>
</file>